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6667in" fo:margin-left="0in" fo:margin-top="0in" fo:margin-bottom="0in" table:align="left"/>
    </style:style>
    <style:style style:name="Table1.A" style:family="table-column">
      <style:table-column-properties style:column-width="2.0521in"/>
    </style:style>
    <style:style style:name="Table1.B" style:family="table-column">
      <style:table-column-properties style:column-width="5.6139in"/>
    </style:style>
    <style:style style:name="Table1.1" style:family="table-row">
      <style:table-row-properties fo:keep-together="auto"/>
    </style:style>
    <style:style style:name="Table1.A1" style:family="table-cell">
      <style:table-cell-properties style:vertical-align="" fo:padding="0.0299in" fo:border="1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P4" style:family="paragraph" style:parent-style-name="Standard" style:master-page-name="Standard">
      <style:paragraph-properties style:page-number="1"/>
    </style:style>
    <style:style style:name="T1" style:family="text">
      <style:text-properties fo:font-size="8pt" style:font-size-asian="8pt" style:font-size-complex="8pt"/>
    </style:style>
    <style:style style:name="T2" style:family="text">
      <style:text-properties fo:font-size="7pt" fo:font-style="italic" style:font-size-asian="7pt" style:font-style-asian="italic" style:font-size-complex="7pt"/>
    </style:style>
    <style:style style:name="T3" style:family="text">
      <style:text-properties fo:color="#1155cc" fo:font-size="7pt" fo:font-style="italic" style:text-underline-style="solid" style:text-underline-width="auto" style:text-underline-color="font-color" style:font-size-asian="7pt" style:font-style-asian="italic"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tølsvik Contributor Agreement, v1 (2019-10-10)</text:span></text:p>
      <text:p text:style-name="P1"/>
      <text:p text:style-name="Standard"><text:span text:style-name="T2">This agreement is based on the Oracle Contributor Agreement, version 1.7.1, at the time found at </text:span><text:a xlink:type="simple" xlink:href="https://www.oracle.com/technetwork/oca-405177.pdf" text:style-name="ListLabel_20_1" text:visited-style-name="ListLabel_20_1"><text:span text:style-name="T3">https://www.oracle.com/technetwork/oca-405177.pdf</text:span></text:a><text:span text:style-name="T2">, which is licensed under the Creative Commons Attribution-Share Alike 3.0 Unported License, </text:span><text:a xlink:type="simple" xlink:href="https://creativecommons.org/licenses/by-sa/3.0/" text:style-name="ListLabel_20_1" text:visited-style-name="ListLabel_20_1"><text:span text:style-name="T3">https://creativecommons.org/licenses/by-sa/3.0/</text:span></text:a><text:span text:style-name="T2">, which this document also is. Section 6 is changed to Apache’s ICLA v2.0 section 6, at the time found at </text:span><text:a xlink:type="simple" xlink:href="https://www.apache.org/licenses/icla.pdf" text:style-name="ListLabel_20_1" text:visited-style-name="ListLabel_20_1"><text:span text:style-name="T3">https://www.apache.org/licenses/icla.pdf</text:span></text:a><text:span text:style-name="T2">. Some modifications are done to section 4, clarifying that you can still do whatever you want with the contribution, and that so can we.</text:span></text:p>
      <text:p text:style-name="P1"/>
      <text:p text:style-name="Standard"><text:span text:style-name="T1">This Stølsvik Contributor Agreement (“SCA”) applies to any contribution that you make to any product or project managed by us (the “project”), and sets out the intellectual property rights you grant to us in the contributed materials. The term “us”, “we” shall mean Endre Stølsvik. The term “you” shall mean the person or entity identified below. If you agree to be bound by these terms, fill in the information requested below and sign the SCA where indicated below. Read this agreement carefully before signing. These terms and conditions constitute a binding legal agreement.</text:span></text:p>
      <text:p text:style-name="P1"/>
      <text:p text:style-name="Standard"><text:span text:style-name="T1">1. The term 'contribution' or ‘contributed materials’ means any source code, object code, patch, tool, sample, graphic, specification, manual, documentation, or any other material posted or submitted by you to the project. </text:span></text:p>
      <text:p text:style-name="P1"/>
      <text:p text:style-name="Standard"><text:span text:style-name="T1">2. With respect to any worldwide copyrights, or copyright applications and registrations, in your contribution: </text:span></text:p>
      <text:p text:style-name="Standard"><text:span text:style-name="T1">• 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 </text:span></text:p>
      <text:p text:style-name="Standard"><text:span text:style-name="T1">• you agree that each of us can do all things in relation to your contribution as if each of us were the sole owners, and if one of us makes a derivative work of your contribution, the one who makes the derivative work (or has it made) will be the sole owner of that derivative work; </text:span></text:p>
      <text:p text:style-name="Standard"><text:span text:style-name="T1">• you agree that you will not assert any moral rights in your contribution against us, our licensees or transferees; </text:span></text:p>
      <text:p text:style-name="Standard"><text:span text:style-name="T1">• you agree that we may register a copyright in your contribution and exercise all ownership rights associated with it; and </text:span></text:p>
      <text:p text:style-name="Standard"><text:span text:style-name="T1">• you agree that neither of us has any duty to consult with, obtain the consent of, pay or render an accounting to the other for any use or distribution of your contribution.</text:span></text:p>
      <text:p text:style-name="P1"/>
      <text:p text:style-name="Standard"><text:span text:style-name="T1">3. With respect to any patents you own, or that you can license without payment to any third party, you hereby grant to us a perpetual, irrevocable, non-exclusive, worldwide, no-charge, royalty-free license to: </text:span></text:p>
      <text:p text:style-name="Standard"><text:span text:style-name="T1">• make, have made, use, sell, offer to sell, import, and otherwise transfer your contribution in whole or in part, alone or in combination with or included in any product, work or materials arising out of the project to which your contribution was submitted, and </text:span></text:p>
      <text:p text:style-name="Standard"><text:span text:style-name="T1">• at our option, to sublicense these same rights to third parties through multiple levels of sublicensees or other licensing arrangements.</text:span></text:p>
      <text:p text:style-name="P1"/>
      <text:p text:style-name="Standard"><text:span text:style-name="T1">4. Except as set out above, you keep all right, title, and interest in your contribution. This agreement shall not hinder you in using, or contributing, licensing or selling the same contribution to other entities, as long as this does not affect the grant to us, ref. section 2, bullet 2. The rights that you grant to us under these terms are effective on the date you first submitted a contribution to us, even if your submission took place before the date you sign these terms. Any contribution we make available under any license will also be made available under a suitable FSF (Free Software Foundation) or OSI (Open Source Initiative) approved license, but this does not however limit us from at a later time make the project available under a different license or otherwise transfer rights or ownership, ref. section 2 and 3.</text:span></text:p>
      <text:p text:style-name="P1"/>
      <text:p text:style-name="Standard"><text:span text:style-name="T1">5. You covenant, represent, warrant and agree that: </text:span></text:p>
      <text:p text:style-name="Standard"><text:span text:style-name="T1">• each contribution that you submit is and shall be an original work of authorship and you can legally grant the rights set out in this SCA; </text:span></text:p>
      <text:p text:style-name="Standard"><text:span text:style-name="T1">• to the best of your knowledge, each contribution will not violate any third party's copyrights, trademarks, patents, or other intellectual property rights; and </text:span></text:p>
      <text:p text:style-name="Standard"><text:span text:style-name="T1">• each contribution shall be in compliance with applicable export and import laws. You agree to notify us if you become aware of any circumstances which would make any of the foregoing representations inaccurate in any respect. Endre Stølsvik may publicly disclose your participation in the project, including the fact that you have signed the SCA.</text:span></text:p>
      <text:p text:style-name="P1"><text:soft-page-break/></text:p>
      <text:p text:style-name="Standard"><text:span text:style-name="T1">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 INFRINGEMENT, MERCHANTABILITY, or FITNESS FOR A PARTICULAR PURPOSE.</text:span></text:p>
      <text:p text:style-name="P1"/>
      <text:p text:style-name="Standard"><text:span text:style-name="T1">7. Please place an “x” on one of the applicable statement below. Please do NOT mark both statements: </text:span></text:p>
      <text:p text:style-name="Standard"><text:span text:style-name="T1">____ I am signing on behalf of myself as an individual and no other person or entity, including my employer, has or will have rights with respect my contributions. </text:span></text:p>
      <text:p text:style-name="Standard"><text:span text:style-name="T1">____ I am signing on behalf of my employer or a legal entity and I have the actual authority to contractually bind that entity.</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1">Nam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Company’s Name (if applicabl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Title or Role (if applicabl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Mailing Address*:</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Telephone, Email*:</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Signatur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Dat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Project Name*:</text:span></text:p>
          </table:table-cell>
          <table:table-cell table:style-name="Table1.A1" office:value-type="string">
            <text:p text:style-name="P3"/>
          </table:table-cell>
        </table:table-row>
        <table:table-row table:style-name="Table1.1">
          <table:table-cell table:style-name="Table1.A1" office:value-type="string">
            <text:p text:style-name="P2"><text:span text:style-name="T1">Username (e.g. github, if applicable)*:</text:span></text:p>
          </table:table-cell>
          <table:table-cell table:style-name="Table1.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7pt" fo:font-style="italic" style:text-underline-style="solid" style:text-underline-width="auto" style:text-underline-color="font-color" style:font-size-asian="7pt" style:font-style-asian="italic"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2992in" fo:margin-right="0.2992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1" meta:word-count="951" meta:character-count="5910" meta:non-whitespace-character-count="4977"/>
    <meta:generator>LibreOfficeDev/6.0.5.2$Linux_X86_64 LibreOffice_project/</meta:generator>
  </office:meta>
</office:document-meta>
</file>